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4in" svg:x="3.7429in" svg:y="0.0354in">
            <draw:object draw:notify-on-update-of-ranges="Sheet1.C1:Sheet1.C112 Sheet1.D1:Sheet1.D1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718812170194E+018" calcext:value-type="float">
            <text:p>144718812170194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4718813222144E+018" calcext:value-type="float">
            <text:p>1447188132221440000</text:p>
          </table:table-cell>
          <table:table-cell table:formula="of:=([.B2]-[.B$1])/1000000000" office:value-type="float" office:value="10.519500032" calcext:value-type="float">
            <text:p>10.519500032</text:p>
          </table:table-cell>
          <table:table-cell table:formula="of:=[.C2]-[.C1]" office:value-type="float" office:value="10.519500032" calcext:value-type="float">
            <text:p>10.5195000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71881428592E+018" calcext:value-type="float">
            <text:p>1447188142859200000</text:p>
          </table:table-cell>
          <table:table-cell table:formula="of:=([.B3]-[.B$1])/1000000000" office:value-type="float" office:value="21.157260032" calcext:value-type="float">
            <text:p>21.157260032</text:p>
          </table:table-cell>
          <table:table-cell table:formula="of:=[.C3]-[.C2]" office:value-type="float" office:value="10.63776" calcext:value-type="float">
            <text:p>10.63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4718815339216E+018" calcext:value-type="float">
            <text:p>1447188153392160000</text:p>
          </table:table-cell>
          <table:table-cell table:formula="of:=([.B4]-[.B$1])/1000000000" office:value-type="float" office:value="31.690220032" calcext:value-type="float">
            <text:p>31.690220032</text:p>
          </table:table-cell>
          <table:table-cell table:formula="of:=[.C4]-[.C3]" office:value-type="float" office:value="10.53296" calcext:value-type="float">
            <text:p>10.53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4718816393197E+018" calcext:value-type="float">
            <text:p>1447188163931970000</text:p>
          </table:table-cell>
          <table:table-cell table:formula="of:=([.B5]-[.B$1])/1000000000" office:value-type="float" office:value="42.230029824" calcext:value-type="float">
            <text:p>42.230029824</text:p>
          </table:table-cell>
          <table:table-cell table:formula="of:=[.C5]-[.C4]" office:value-type="float" office:value="10.539809792" calcext:value-type="float">
            <text:p>10.5398097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4718817446208E+018" calcext:value-type="float">
            <text:p>1447188174462080000</text:p>
          </table:table-cell>
          <table:table-cell table:formula="of:=([.B6]-[.B$1])/1000000000" office:value-type="float" office:value="52.760140032" calcext:value-type="float">
            <text:p>52.760140032</text:p>
          </table:table-cell>
          <table:table-cell table:formula="of:=[.C6]-[.C5]" office:value-type="float" office:value="10.530110208" calcext:value-type="float">
            <text:p>10.5301102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4718818497962E+018" calcext:value-type="float">
            <text:p>1447188184979620000</text:p>
          </table:table-cell>
          <table:table-cell table:formula="of:=([.B7]-[.B$1])/1000000000" office:value-type="float" office:value="63.277680128" calcext:value-type="float">
            <text:p>63.277680128</text:p>
          </table:table-cell>
          <table:table-cell table:formula="of:=[.C7]-[.C6]" office:value-type="float" office:value="10.517540096" calcext:value-type="float">
            <text:p>10.5175400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4718819560797E+018" calcext:value-type="float">
            <text:p>1447188195607970000</text:p>
          </table:table-cell>
          <table:table-cell table:formula="of:=([.B8]-[.B$1])/1000000000" office:value-type="float" office:value="73.90603008" calcext:value-type="float">
            <text:p>73.90603008</text:p>
          </table:table-cell>
          <table:table-cell table:formula="of:=[.C8]-[.C7]" office:value-type="float" office:value="10.628349952" calcext:value-type="float">
            <text:p>10.628349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4718820614207E+018" calcext:value-type="float">
            <text:p>1447188206142070000</text:p>
          </table:table-cell>
          <table:table-cell table:formula="of:=([.B9]-[.B$1])/1000000000" office:value-type="float" office:value="84.440130048" calcext:value-type="float">
            <text:p>84.440130048</text:p>
          </table:table-cell>
          <table:table-cell table:formula="of:=[.C9]-[.C8]" office:value-type="float" office:value="10.534099968" calcext:value-type="float">
            <text:p>10.5340999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4718821667521E+018" calcext:value-type="float">
            <text:p>1447188216675210000</text:p>
          </table:table-cell>
          <table:table-cell table:formula="of:=([.B10]-[.B$1])/1000000000" office:value-type="float" office:value="94.973270016" calcext:value-type="float">
            <text:p>94.973270016</text:p>
          </table:table-cell>
          <table:table-cell table:formula="of:=[.C10]-[.C9]" office:value-type="float" office:value="10.533139968" calcext:value-type="float">
            <text:p>10.5331399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471882273267E+018" calcext:value-type="float">
            <text:p>1447188227326700000</text:p>
          </table:table-cell>
          <table:table-cell table:formula="of:=([.B11]-[.B$1])/1000000000" office:value-type="float" office:value="105.624760064" calcext:value-type="float">
            <text:p>105.624760064</text:p>
          </table:table-cell>
          <table:table-cell table:formula="of:=[.C11]-[.C10]" office:value-type="float" office:value="10.651490048" calcext:value-type="float">
            <text:p>10.6514900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4718823787122E+018" calcext:value-type="float">
            <text:p>1447188237871220000</text:p>
          </table:table-cell>
          <table:table-cell table:formula="of:=([.B12]-[.B$1])/1000000000" office:value-type="float" office:value="116.16928" calcext:value-type="float">
            <text:p>116.16928</text:p>
          </table:table-cell>
          <table:table-cell table:formula="of:=[.C12]-[.C11]" office:value-type="float" office:value="10.544519936" calcext:value-type="float">
            <text:p>10.5445199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4718824840497E+018" calcext:value-type="float">
            <text:p>1447188248404970000</text:p>
          </table:table-cell>
          <table:table-cell table:formula="of:=([.B13]-[.B$1])/1000000000" office:value-type="float" office:value="126.703030016" calcext:value-type="float">
            <text:p>126.703030016</text:p>
          </table:table-cell>
          <table:table-cell table:formula="of:=[.C13]-[.C12]" office:value-type="float" office:value="10.533750016" calcext:value-type="float">
            <text:p>10.533750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4718825904755E+018" calcext:value-type="float">
            <text:p>1447188259047550000</text:p>
          </table:table-cell>
          <table:table-cell table:formula="of:=([.B14]-[.B$1])/1000000000" office:value-type="float" office:value="137.345609984" calcext:value-type="float">
            <text:p>137.345609984</text:p>
          </table:table-cell>
          <table:table-cell table:formula="of:=[.C14]-[.C13]" office:value-type="float" office:value="10.642579968" calcext:value-type="float">
            <text:p>10.6425799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4718826957928E+018" calcext:value-type="float">
            <text:p>1447188269579280000</text:p>
          </table:table-cell>
          <table:table-cell table:formula="of:=([.B15]-[.B$1])/1000000000" office:value-type="float" office:value="147.877339904" calcext:value-type="float">
            <text:p>147.877339904</text:p>
          </table:table-cell>
          <table:table-cell table:formula="of:=[.C15]-[.C14]" office:value-type="float" office:value="10.53172992" calcext:value-type="float">
            <text:p>10.531729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4718828010885E+018" calcext:value-type="float">
            <text:p>1447188280108850000</text:p>
          </table:table-cell>
          <table:table-cell table:formula="of:=([.B16]-[.B$1])/1000000000" office:value-type="float" office:value="158.406909952" calcext:value-type="float">
            <text:p>158.406909952</text:p>
          </table:table-cell>
          <table:table-cell table:formula="of:=[.C16]-[.C15]" office:value-type="float" office:value="10.529570048" calcext:value-type="float">
            <text:p>10.5295700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4718829067189E+018" calcext:value-type="float">
            <text:p>1447188290671890000</text:p>
          </table:table-cell>
          <table:table-cell table:formula="of:=([.B17]-[.B$1])/1000000000" office:value-type="float" office:value="168.969949952" calcext:value-type="float">
            <text:p>168.969949952</text:p>
          </table:table-cell>
          <table:table-cell table:formula="of:=[.C17]-[.C16]" office:value-type="float" office:value="10.56304" calcext:value-type="float">
            <text:p>10.563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4718830120532E+018" calcext:value-type="float">
            <text:p>1447188301205320000</text:p>
          </table:table-cell>
          <table:table-cell table:formula="of:=([.B18]-[.B$1])/1000000000" office:value-type="float" office:value="179.503379968" calcext:value-type="float">
            <text:p>179.503379968</text:p>
          </table:table-cell>
          <table:table-cell table:formula="of:=[.C18]-[.C17]" office:value-type="float" office:value="10.533430016" calcext:value-type="float">
            <text:p>10.5334300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4718831175311E+018" calcext:value-type="float">
            <text:p>1447188311753110000</text:p>
          </table:table-cell>
          <table:table-cell table:formula="of:=([.B19]-[.B$1])/1000000000" office:value-type="float" office:value="190.051170048" calcext:value-type="float">
            <text:p>190.051170048</text:p>
          </table:table-cell>
          <table:table-cell table:formula="of:=[.C19]-[.C18]" office:value-type="float" office:value="10.54779008" calcext:value-type="float">
            <text:p>10.547790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4718832239684E+018" calcext:value-type="float">
            <text:p>1447188322396840000</text:p>
          </table:table-cell>
          <table:table-cell table:formula="of:=([.B20]-[.B$1])/1000000000" office:value-type="float" office:value="200.694899968" calcext:value-type="float">
            <text:p>200.694899968</text:p>
          </table:table-cell>
          <table:table-cell table:formula="of:=[.C20]-[.C19]" office:value-type="float" office:value="10.64372992" calcext:value-type="float">
            <text:p>10.643729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4718833293615E+018" calcext:value-type="float">
            <text:p>1447188332936150000</text:p>
          </table:table-cell>
          <table:table-cell table:formula="of:=([.B21]-[.B$1])/1000000000" office:value-type="float" office:value="211.234210048" calcext:value-type="float">
            <text:p>211.234210048</text:p>
          </table:table-cell>
          <table:table-cell table:formula="of:=[.C21]-[.C20]" office:value-type="float" office:value="10.53931008" calcext:value-type="float">
            <text:p>10.53931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471883435905E+018" calcext:value-type="float">
            <text:p>1447188343590500000</text:p>
          </table:table-cell>
          <table:table-cell table:formula="of:=([.B22]-[.B$1])/1000000000" office:value-type="float" office:value="221.888560128" calcext:value-type="float">
            <text:p>221.888560128</text:p>
          </table:table-cell>
          <table:table-cell table:formula="of:=[.C22]-[.C21]" office:value-type="float" office:value="10.65435008" calcext:value-type="float">
            <text:p>10.654350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4718835412939E+018" calcext:value-type="float">
            <text:p>1447188354129390000</text:p>
          </table:table-cell>
          <table:table-cell table:formula="of:=([.B23]-[.B$1])/1000000000" office:value-type="float" office:value="232.427450112" calcext:value-type="float">
            <text:p>232.427450112</text:p>
          </table:table-cell>
          <table:table-cell table:formula="of:=[.C23]-[.C22]" office:value-type="float" office:value="10.538889984" calcext:value-type="float">
            <text:p>10.5388899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4718836464691E+018" calcext:value-type="float">
            <text:p>1447188364646910000</text:p>
          </table:table-cell>
          <table:table-cell table:formula="of:=([.B24]-[.B$1])/1000000000" office:value-type="float" office:value="242.944969984" calcext:value-type="float">
            <text:p>242.944969984</text:p>
          </table:table-cell>
          <table:table-cell table:formula="of:=[.C24]-[.C23]" office:value-type="float" office:value="10.517519872" calcext:value-type="float">
            <text:p>10.517519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4718837518503E+018" calcext:value-type="float">
            <text:p>1447188375185030000</text:p>
          </table:table-cell>
          <table:table-cell table:formula="of:=([.B25]-[.B$1])/1000000000" office:value-type="float" office:value="253.483090176" calcext:value-type="float">
            <text:p>253.483090176</text:p>
          </table:table-cell>
          <table:table-cell table:formula="of:=[.C25]-[.C24]" office:value-type="float" office:value="10.538120192" calcext:value-type="float">
            <text:p>10.5381201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4718838571338E+018" calcext:value-type="float">
            <text:p>1447188385713380000</text:p>
          </table:table-cell>
          <table:table-cell table:formula="of:=([.B26]-[.B$1])/1000000000" office:value-type="float" office:value="264.011440128" calcext:value-type="float">
            <text:p>264.011440128</text:p>
          </table:table-cell>
          <table:table-cell table:formula="of:=[.C26]-[.C25]" office:value-type="float" office:value="10.528349952" calcext:value-type="float">
            <text:p>10.5283499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471883962606E+018" calcext:value-type="float">
            <text:p>1447188396260600000</text:p>
          </table:table-cell>
          <table:table-cell table:formula="of:=([.B27]-[.B$1])/1000000000" office:value-type="float" office:value="274.558660096" calcext:value-type="float">
            <text:p>274.558660096</text:p>
          </table:table-cell>
          <table:table-cell table:formula="of:=[.C27]-[.C26]" office:value-type="float" office:value="10.547219968" calcext:value-type="float">
            <text:p>10.5472199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4718840689269E+018" calcext:value-type="float">
            <text:p>1447188406892690000</text:p>
          </table:table-cell>
          <table:table-cell table:formula="of:=([.B28]-[.B$1])/1000000000" office:value-type="float" office:value="285.190749952" calcext:value-type="float">
            <text:p>285.190749952</text:p>
          </table:table-cell>
          <table:table-cell table:formula="of:=[.C28]-[.C27]" office:value-type="float" office:value="10.632089856" calcext:value-type="float">
            <text:p>10.6320898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4718841742702E+018" calcext:value-type="float">
            <text:p>1447188417427020000</text:p>
          </table:table-cell>
          <table:table-cell table:formula="of:=([.B29]-[.B$1])/1000000000" office:value-type="float" office:value="295.725080064" calcext:value-type="float">
            <text:p>295.725080064</text:p>
          </table:table-cell>
          <table:table-cell table:formula="of:=[.C29]-[.C28]" office:value-type="float" office:value="10.534330112" calcext:value-type="float">
            <text:p>10.5343301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4718842796168E+018" calcext:value-type="float">
            <text:p>1447188427961680000</text:p>
          </table:table-cell>
          <table:table-cell table:formula="of:=([.B30]-[.B$1])/1000000000" office:value-type="float" office:value="306.25974016" calcext:value-type="float">
            <text:p>306.25974016</text:p>
          </table:table-cell>
          <table:table-cell table:formula="of:=[.C30]-[.C29]" office:value-type="float" office:value="10.534660096" calcext:value-type="float">
            <text:p>10.5346600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4718843861829E+018" calcext:value-type="float">
            <text:p>1447188438618290000</text:p>
          </table:table-cell>
          <table:table-cell table:formula="of:=([.B31]-[.B$1])/1000000000" office:value-type="float" office:value="316.916350208" calcext:value-type="float">
            <text:p>316.916350208</text:p>
          </table:table-cell>
          <table:table-cell table:formula="of:=[.C31]-[.C30]" office:value-type="float" office:value="10.656610048" calcext:value-type="float">
            <text:p>10.656610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4718844915439E+018" calcext:value-type="float">
            <text:p>1447188449154390000</text:p>
          </table:table-cell>
          <table:table-cell table:formula="of:=([.B32]-[.B$1])/1000000000" office:value-type="float" office:value="327.452450048" calcext:value-type="float">
            <text:p>327.452450048</text:p>
          </table:table-cell>
          <table:table-cell table:formula="of:=[.C32]-[.C31]" office:value-type="float" office:value="10.53609984" calcext:value-type="float">
            <text:p>10.53609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4718845968145E+018" calcext:value-type="float">
            <text:p>1447188459681450000</text:p>
          </table:table-cell>
          <table:table-cell table:formula="of:=([.B33]-[.B$1])/1000000000" office:value-type="float" office:value="337.979510016" calcext:value-type="float">
            <text:p>337.979510016</text:p>
          </table:table-cell>
          <table:table-cell table:formula="of:=[.C33]-[.C32]" office:value-type="float" office:value="10.527059968" calcext:value-type="float">
            <text:p>10.5270599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471884702201E+018" calcext:value-type="float">
            <text:p>1447188470220100000</text:p>
          </table:table-cell>
          <table:table-cell table:formula="of:=([.B34]-[.B$1])/1000000000" office:value-type="float" office:value="348.518159872" calcext:value-type="float">
            <text:p>348.518159872</text:p>
          </table:table-cell>
          <table:table-cell table:formula="of:=[.C34]-[.C33]" office:value-type="float" office:value="10.538649856" calcext:value-type="float">
            <text:p>10.5386498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4718848076463E+018" calcext:value-type="float">
            <text:p>1447188480764630000</text:p>
          </table:table-cell>
          <table:table-cell table:formula="of:=([.B35]-[.B$1])/1000000000" office:value-type="float" office:value="359.062690048" calcext:value-type="float">
            <text:p>359.062690048</text:p>
          </table:table-cell>
          <table:table-cell table:formula="of:=[.C35]-[.C34]" office:value-type="float" office:value="10.544530176" calcext:value-type="float">
            <text:p>10.5445301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4718849130014E+018" calcext:value-type="float">
            <text:p>1447188491300140000</text:p>
          </table:table-cell>
          <table:table-cell table:formula="of:=([.B36]-[.B$1])/1000000000" office:value-type="float" office:value="369.598200064" calcext:value-type="float">
            <text:p>369.598200064</text:p>
          </table:table-cell>
          <table:table-cell table:formula="of:=[.C36]-[.C35]" office:value-type="float" office:value="10.535510016" calcext:value-type="float">
            <text:p>10.5355100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4718850195601E+018" calcext:value-type="float">
            <text:p>1447188501956010000</text:p>
          </table:table-cell>
          <table:table-cell table:formula="of:=([.B37]-[.B$1])/1000000000" office:value-type="float" office:value="380.254070016" calcext:value-type="float">
            <text:p>380.254070016</text:p>
          </table:table-cell>
          <table:table-cell table:formula="of:=[.C37]-[.C36]" office:value-type="float" office:value="10.655869952" calcext:value-type="float">
            <text:p>10.6558699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4718851249244E+018" calcext:value-type="float">
            <text:p>1447188512492440000</text:p>
          </table:table-cell>
          <table:table-cell table:formula="of:=([.B38]-[.B$1])/1000000000" office:value-type="float" office:value="390.790500096" calcext:value-type="float">
            <text:p>390.790500096</text:p>
          </table:table-cell>
          <table:table-cell table:formula="of:=[.C38]-[.C37]" office:value-type="float" office:value="10.53643008" calcext:value-type="float">
            <text:p>10.536430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4718852310911E+018" calcext:value-type="float">
            <text:p>1447188523109110000</text:p>
          </table:table-cell>
          <table:table-cell table:formula="of:=([.B39]-[.B$1])/1000000000" office:value-type="float" office:value="401.407170048" calcext:value-type="float">
            <text:p>401.407170048</text:p>
          </table:table-cell>
          <table:table-cell table:formula="of:=[.C39]-[.C38]" office:value-type="float" office:value="10.616669952" calcext:value-type="float">
            <text:p>10.6166699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4718853367819E+018" calcext:value-type="float">
            <text:p>1447188533678190000</text:p>
          </table:table-cell>
          <table:table-cell table:formula="of:=([.B40]-[.B$1])/1000000000" office:value-type="float" office:value="411.976250112" calcext:value-type="float">
            <text:p>411.976250112</text:p>
          </table:table-cell>
          <table:table-cell table:formula="of:=[.C40]-[.C39]" office:value-type="float" office:value="10.569080064" calcext:value-type="float">
            <text:p>10.5690800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4718854421602E+018" calcext:value-type="float">
            <text:p>1447188544216020000</text:p>
          </table:table-cell>
          <table:table-cell table:formula="of:=([.B41]-[.B$1])/1000000000" office:value-type="float" office:value="422.51408" calcext:value-type="float">
            <text:p>422.51408</text:p>
          </table:table-cell>
          <table:table-cell table:formula="of:=[.C41]-[.C40]" office:value-type="float" office:value="10.537829888" calcext:value-type="float">
            <text:p>10.5378298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4718855486582E+018" calcext:value-type="float">
            <text:p>1447188554865820000</text:p>
          </table:table-cell>
          <table:table-cell table:formula="of:=([.B42]-[.B$1])/1000000000" office:value-type="float" office:value="433.163880192" calcext:value-type="float">
            <text:p>433.163880192</text:p>
          </table:table-cell>
          <table:table-cell table:formula="of:=[.C42]-[.C41]" office:value-type="float" office:value="10.649800192" calcext:value-type="float">
            <text:p>10.6498001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4718856538235E+018" calcext:value-type="float">
            <text:p>1447188565382350000</text:p>
          </table:table-cell>
          <table:table-cell table:formula="of:=([.B43]-[.B$1])/1000000000" office:value-type="float" office:value="443.680410112" calcext:value-type="float">
            <text:p>443.680410112</text:p>
          </table:table-cell>
          <table:table-cell table:formula="of:=[.C43]-[.C42]" office:value-type="float" office:value="10.51652992" calcext:value-type="float">
            <text:p>10.51652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4718857590626E+018" calcext:value-type="float">
            <text:p>1447188575906260000</text:p>
          </table:table-cell>
          <table:table-cell table:formula="of:=([.B44]-[.B$1])/1000000000" office:value-type="float" office:value="454.20432" calcext:value-type="float">
            <text:p>454.20432</text:p>
          </table:table-cell>
          <table:table-cell table:formula="of:=[.C44]-[.C43]" office:value-type="float" office:value="10.523909888" calcext:value-type="float">
            <text:p>10.5239098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471885864478E+018" calcext:value-type="float">
            <text:p>1447188586447800000</text:p>
          </table:table-cell>
          <table:table-cell table:formula="of:=([.B45]-[.B$1])/1000000000" office:value-type="float" office:value="464.745860096" calcext:value-type="float">
            <text:p>464.745860096</text:p>
          </table:table-cell>
          <table:table-cell table:formula="of:=[.C45]-[.C44]" office:value-type="float" office:value="10.541540096" calcext:value-type="float">
            <text:p>10.5415400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4718859698487E+018" calcext:value-type="float">
            <text:p>1447188596984870000</text:p>
          </table:table-cell>
          <table:table-cell table:formula="of:=([.B46]-[.B$1])/1000000000" office:value-type="float" office:value="475.282930176" calcext:value-type="float">
            <text:p>475.282930176</text:p>
          </table:table-cell>
          <table:table-cell table:formula="of:=[.C46]-[.C45]" office:value-type="float" office:value="10.53707008" calcext:value-type="float">
            <text:p>10.537070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4718860751416E+018" calcext:value-type="float">
            <text:p>1447188607514160000</text:p>
          </table:table-cell>
          <table:table-cell table:formula="of:=([.B47]-[.B$1])/1000000000" office:value-type="float" office:value="485.81222016" calcext:value-type="float">
            <text:p>485.81222016</text:p>
          </table:table-cell>
          <table:table-cell table:formula="of:=[.C47]-[.C46]" office:value-type="float" office:value="10.529289984" calcext:value-type="float">
            <text:p>10.52928998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4718861815072E+018" calcext:value-type="float">
            <text:p>1447188618150720000</text:p>
          </table:table-cell>
          <table:table-cell table:formula="of:=([.B48]-[.B$1])/1000000000" office:value-type="float" office:value="496.448780032" calcext:value-type="float">
            <text:p>496.448780032</text:p>
          </table:table-cell>
          <table:table-cell table:formula="of:=[.C48]-[.C47]" office:value-type="float" office:value="10.636559872" calcext:value-type="float">
            <text:p>10.6365598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718862868699E+018" calcext:value-type="float">
            <text:p>1447188628686990000</text:p>
          </table:table-cell>
          <table:table-cell table:formula="of:=([.B49]-[.B$1])/1000000000" office:value-type="float" office:value="506.985049856" calcext:value-type="float">
            <text:p>506.985049856</text:p>
          </table:table-cell>
          <table:table-cell table:formula="of:=[.C49]-[.C48]" office:value-type="float" office:value="10.536269824" calcext:value-type="float">
            <text:p>10.5362698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4718863922377E+018" calcext:value-type="float">
            <text:p>1447188639223770000</text:p>
          </table:table-cell>
          <table:table-cell table:formula="of:=([.B50]-[.B$1])/1000000000" office:value-type="float" office:value="517.521830144" calcext:value-type="float">
            <text:p>517.521830144</text:p>
          </table:table-cell>
          <table:table-cell table:formula="of:=[.C50]-[.C49]" office:value-type="float" office:value="10.536780288" calcext:value-type="float">
            <text:p>10.5367802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471886498516E+018" calcext:value-type="float">
            <text:p>1447188649851600000</text:p>
          </table:table-cell>
          <table:table-cell table:formula="of:=([.B51]-[.B$1])/1000000000" office:value-type="float" office:value="528.14966016" calcext:value-type="float">
            <text:p>528.14966016</text:p>
          </table:table-cell>
          <table:table-cell table:formula="of:=[.C51]-[.C50]" office:value-type="float" office:value="10.6278300160001" calcext:value-type="float">
            <text:p>10.6278300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47188660377E+018" calcext:value-type="float">
            <text:p>1447188660377000000</text:p>
          </table:table-cell>
          <table:table-cell table:formula="of:=([.B52]-[.B$1])/1000000000" office:value-type="float" office:value="538.675059968" calcext:value-type="float">
            <text:p>538.675059968</text:p>
          </table:table-cell>
          <table:table-cell table:formula="of:=[.C52]-[.C51]" office:value-type="float" office:value="10.525399808" calcext:value-type="float">
            <text:p>10.5253998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4718867089836E+018" calcext:value-type="float">
            <text:p>1447188670898360000</text:p>
          </table:table-cell>
          <table:table-cell table:formula="of:=([.B53]-[.B$1])/1000000000" office:value-type="float" office:value="549.196420096" calcext:value-type="float">
            <text:p>549.196420096</text:p>
          </table:table-cell>
          <table:table-cell table:formula="of:=[.C53]-[.C52]" office:value-type="float" office:value="10.521360128" calcext:value-type="float">
            <text:p>10.5213601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4718868144318E+018" calcext:value-type="float">
            <text:p>1447188681443180000</text:p>
          </table:table-cell>
          <table:table-cell table:formula="of:=([.B54]-[.B$1])/1000000000" office:value-type="float" office:value="559.741240064" calcext:value-type="float">
            <text:p>559.741240064</text:p>
          </table:table-cell>
          <table:table-cell table:formula="of:=[.C54]-[.C53]" office:value-type="float" office:value="10.544819968" calcext:value-type="float">
            <text:p>10.5448199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4718869198015E+018" calcext:value-type="float">
            <text:p>1447188691980150000</text:p>
          </table:table-cell>
          <table:table-cell table:formula="of:=([.B55]-[.B$1])/1000000000" office:value-type="float" office:value="570.278210048" calcext:value-type="float">
            <text:p>570.278210048</text:p>
          </table:table-cell>
          <table:table-cell table:formula="of:=[.C55]-[.C54]" office:value-type="float" office:value="10.5369699840001" calcext:value-type="float">
            <text:p>10.5369699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4718870251654E+018" calcext:value-type="float">
            <text:p>1447188702516540000</text:p>
          </table:table-cell>
          <table:table-cell table:formula="of:=([.B56]-[.B$1])/1000000000" office:value-type="float" office:value="580.814599936" calcext:value-type="float">
            <text:p>580.814599936</text:p>
          </table:table-cell>
          <table:table-cell table:formula="of:=[.C56]-[.C55]" office:value-type="float" office:value="10.536389888" calcext:value-type="float">
            <text:p>10.5363898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4718871317604E+018" calcext:value-type="float">
            <text:p>1447188713176040000</text:p>
          </table:table-cell>
          <table:table-cell table:formula="of:=([.B57]-[.B$1])/1000000000" office:value-type="float" office:value="591.474099968" calcext:value-type="float">
            <text:p>591.474099968</text:p>
          </table:table-cell>
          <table:table-cell table:formula="of:=[.C57]-[.C56]" office:value-type="float" office:value="10.659500032" calcext:value-type="float">
            <text:p>10.6595000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471887237134E+018" calcext:value-type="float">
            <text:p>1447188723713400000</text:p>
          </table:table-cell>
          <table:table-cell table:formula="of:=([.B58]-[.B$1])/1000000000" office:value-type="float" office:value="602.011460096" calcext:value-type="float">
            <text:p>602.011460096</text:p>
          </table:table-cell>
          <table:table-cell table:formula="of:=[.C58]-[.C57]" office:value-type="float" office:value="10.5373601279999" calcext:value-type="float">
            <text:p>10.5373601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4718873435472E+018" calcext:value-type="float">
            <text:p>1447188734354720000</text:p>
          </table:table-cell>
          <table:table-cell table:formula="of:=([.B59]-[.B$1])/1000000000" office:value-type="float" office:value="612.652780032" calcext:value-type="float">
            <text:p>612.652780032</text:p>
          </table:table-cell>
          <table:table-cell table:formula="of:=[.C59]-[.C58]" office:value-type="float" office:value="10.6413199360001" calcext:value-type="float">
            <text:p>10.6413199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4718874489045E+018" calcext:value-type="float">
            <text:p>1447188744890450000</text:p>
          </table:table-cell>
          <table:table-cell table:formula="of:=([.B60]-[.B$1])/1000000000" office:value-type="float" office:value="623.188509952" calcext:value-type="float">
            <text:p>623.188509952</text:p>
          </table:table-cell>
          <table:table-cell table:formula="of:=[.C60]-[.C59]" office:value-type="float" office:value="10.53572992" calcext:value-type="float">
            <text:p>10.535729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4718875542661E+018" calcext:value-type="float">
            <text:p>1447188755426610000</text:p>
          </table:table-cell>
          <table:table-cell table:formula="of:=([.B61]-[.B$1])/1000000000" office:value-type="float" office:value="633.724670208" calcext:value-type="float">
            <text:p>633.724670208</text:p>
          </table:table-cell>
          <table:table-cell table:formula="of:=[.C61]-[.C60]" office:value-type="float" office:value="10.536160256" calcext:value-type="float">
            <text:p>10.5361602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4718876595835E+018" calcext:value-type="float">
            <text:p>1447188765958350000</text:p>
          </table:table-cell>
          <table:table-cell table:formula="of:=([.B62]-[.B$1])/1000000000" office:value-type="float" office:value="644.256410112" calcext:value-type="float">
            <text:p>644.256410112</text:p>
          </table:table-cell>
          <table:table-cell table:formula="of:=[.C62]-[.C61]" office:value-type="float" office:value="10.531739904" calcext:value-type="float">
            <text:p>10.5317399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4718877648401E+018" calcext:value-type="float">
            <text:p>1447188776484010000</text:p>
          </table:table-cell>
          <table:table-cell table:formula="of:=([.B63]-[.B$1])/1000000000" office:value-type="float" office:value="654.782070272" calcext:value-type="float">
            <text:p>654.782070272</text:p>
          </table:table-cell>
          <table:table-cell table:formula="of:=[.C63]-[.C62]" office:value-type="float" office:value="10.52566016" calcext:value-type="float">
            <text:p>10.525660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4718878701336E+018" calcext:value-type="float">
            <text:p>1447188787013360000</text:p>
          </table:table-cell>
          <table:table-cell table:formula="of:=([.B64]-[.B$1])/1000000000" office:value-type="float" office:value="665.311419904" calcext:value-type="float">
            <text:p>665.311419904</text:p>
          </table:table-cell>
          <table:table-cell table:formula="of:=[.C64]-[.C63]" office:value-type="float" office:value="10.5293496319999" calcext:value-type="float">
            <text:p>10.5293496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4718879765454E+018" calcext:value-type="float">
            <text:p>1447188797654540000</text:p>
          </table:table-cell>
          <table:table-cell table:formula="of:=([.B65]-[.B$1])/1000000000" office:value-type="float" office:value="675.952599808" calcext:value-type="float">
            <text:p>675.952599808</text:p>
          </table:table-cell>
          <table:table-cell table:formula="of:=[.C65]-[.C64]" office:value-type="float" office:value="10.641179904" calcext:value-type="float">
            <text:p>10.6411799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4718880818775E+018" calcext:value-type="float">
            <text:p>1447188808187750000</text:p>
          </table:table-cell>
          <table:table-cell table:formula="of:=([.B66]-[.B$1])/1000000000" office:value-type="float" office:value="686.48580992" calcext:value-type="float">
            <text:p>686.48580992</text:p>
          </table:table-cell>
          <table:table-cell table:formula="of:=[.C66]-[.C65]" office:value-type="float" office:value="10.533210112" calcext:value-type="float">
            <text:p>10.5332101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4718881872077E+018" calcext:value-type="float">
            <text:p>1447188818720770000</text:p>
          </table:table-cell>
          <table:table-cell table:formula="of:=([.B67]-[.B$1])/1000000000" office:value-type="float" office:value="697.01883008" calcext:value-type="float">
            <text:p>697.01883008</text:p>
          </table:table-cell>
          <table:table-cell table:formula="of:=[.C67]-[.C66]" office:value-type="float" office:value="10.5330201600001" calcext:value-type="float">
            <text:p>10.533020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4718882938461E+018" calcext:value-type="float">
            <text:p>1447188829384610000</text:p>
          </table:table-cell>
          <table:table-cell table:formula="of:=([.B68]-[.B$1])/1000000000" office:value-type="float" office:value="707.68267008" calcext:value-type="float">
            <text:p>707.68267008</text:p>
          </table:table-cell>
          <table:table-cell table:formula="of:=[.C68]-[.C67]" office:value-type="float" office:value="10.6638399999999" calcext:value-type="float">
            <text:p>10.663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4718883991823E+018" calcext:value-type="float">
            <text:p>1447188839918230000</text:p>
          </table:table-cell>
          <table:table-cell table:formula="of:=([.B69]-[.B$1])/1000000000" office:value-type="float" office:value="718.216290048" calcext:value-type="float">
            <text:p>718.216290048</text:p>
          </table:table-cell>
          <table:table-cell table:formula="of:=[.C69]-[.C68]" office:value-type="float" office:value="10.533619968" calcext:value-type="float">
            <text:p>10.53361996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4718885045135E+018" calcext:value-type="float">
            <text:p>1447188850451350000</text:p>
          </table:table-cell>
          <table:table-cell table:formula="of:=([.B70]-[.B$1])/1000000000" office:value-type="float" office:value="728.749410048" calcext:value-type="float">
            <text:p>728.749410048</text:p>
          </table:table-cell>
          <table:table-cell table:formula="of:=[.C70]-[.C69]" office:value-type="float" office:value="10.5331199999999" calcext:value-type="float">
            <text:p>10.533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4718886110309E+018" calcext:value-type="float">
            <text:p>1447188861103090000</text:p>
          </table:table-cell>
          <table:table-cell table:formula="of:=([.B71]-[.B$1])/1000000000" office:value-type="float" office:value="739.401149952" calcext:value-type="float">
            <text:p>739.401149952</text:p>
          </table:table-cell>
          <table:table-cell table:formula="of:=[.C71]-[.C70]" office:value-type="float" office:value="10.651739904" calcext:value-type="float">
            <text:p>10.6517399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471888716271E+018" calcext:value-type="float">
            <text:p>1447188871627100000</text:p>
          </table:table-cell>
          <table:table-cell table:formula="of:=([.B72]-[.B$1])/1000000000" office:value-type="float" office:value="749.925159936" calcext:value-type="float">
            <text:p>749.925159936</text:p>
          </table:table-cell>
          <table:table-cell table:formula="of:=[.C72]-[.C71]" office:value-type="float" office:value="10.524009984" calcext:value-type="float">
            <text:p>10.5240099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4718888215785E+018" calcext:value-type="float">
            <text:p>1447188882157850000</text:p>
          </table:table-cell>
          <table:table-cell table:formula="of:=([.B73]-[.B$1])/1000000000" office:value-type="float" office:value="760.455910144" calcext:value-type="float">
            <text:p>760.455910144</text:p>
          </table:table-cell>
          <table:table-cell table:formula="of:=[.C73]-[.C72]" office:value-type="float" office:value="10.530750208" calcext:value-type="float">
            <text:p>10.5307502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4718889270819E+018" calcext:value-type="float">
            <text:p>1447188892708190000</text:p>
          </table:table-cell>
          <table:table-cell table:formula="of:=([.B74]-[.B$1])/1000000000" office:value-type="float" office:value="771.006249984" calcext:value-type="float">
            <text:p>771.006249984</text:p>
          </table:table-cell>
          <table:table-cell table:formula="of:=[.C74]-[.C73]" office:value-type="float" office:value="10.55033984" calcext:value-type="float">
            <text:p>10.550339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4718890324637E+018" calcext:value-type="float">
            <text:p>1447188903246370000</text:p>
          </table:table-cell>
          <table:table-cell table:formula="of:=([.B75]-[.B$1])/1000000000" office:value-type="float" office:value="781.54443008" calcext:value-type="float">
            <text:p>781.54443008</text:p>
          </table:table-cell>
          <table:table-cell table:formula="of:=[.C75]-[.C74]" office:value-type="float" office:value="10.538180096" calcext:value-type="float">
            <text:p>10.5381800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4718891388244E+018" calcext:value-type="float">
            <text:p>1447188913882440000</text:p>
          </table:table-cell>
          <table:table-cell table:formula="of:=([.B76]-[.B$1])/1000000000" office:value-type="float" office:value="792.180500224" calcext:value-type="float">
            <text:p>792.180500224</text:p>
          </table:table-cell>
          <table:table-cell table:formula="of:=[.C76]-[.C75]" office:value-type="float" office:value="10.636070144" calcext:value-type="float">
            <text:p>10.63607014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4718892441672E+018" calcext:value-type="float">
            <text:p>1447188924416720000</text:p>
          </table:table-cell>
          <table:table-cell table:formula="of:=([.B77]-[.B$1])/1000000000" office:value-type="float" office:value="802.714779904" calcext:value-type="float">
            <text:p>802.714779904</text:p>
          </table:table-cell>
          <table:table-cell table:formula="of:=[.C77]-[.C76]" office:value-type="float" office:value="10.5342796800001" calcext:value-type="float">
            <text:p>10.534279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4718893495093E+018" calcext:value-type="float">
            <text:p>1447188934950930000</text:p>
          </table:table-cell>
          <table:table-cell table:formula="of:=([.B78]-[.B$1])/1000000000" office:value-type="float" office:value="813.248989952" calcext:value-type="float">
            <text:p>813.248989952</text:p>
          </table:table-cell>
          <table:table-cell table:formula="of:=[.C78]-[.C77]" office:value-type="float" office:value="10.534210048" calcext:value-type="float">
            <text:p>10.53421004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4718894560106E+018" calcext:value-type="float">
            <text:p>1447188945601060000</text:p>
          </table:table-cell>
          <table:table-cell table:formula="of:=([.B79]-[.B$1])/1000000000" office:value-type="float" office:value="823.899120128" calcext:value-type="float">
            <text:p>823.899120128</text:p>
          </table:table-cell>
          <table:table-cell table:formula="of:=[.C79]-[.C78]" office:value-type="float" office:value="10.6501301760001" calcext:value-type="float">
            <text:p>10.65013017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471889561363E+018" calcext:value-type="float">
            <text:p>1447188956136300000</text:p>
          </table:table-cell>
          <table:table-cell table:formula="of:=([.B80]-[.B$1])/1000000000" office:value-type="float" office:value="834.434360064" calcext:value-type="float">
            <text:p>834.434360064</text:p>
          </table:table-cell>
          <table:table-cell table:formula="of:=[.C80]-[.C79]" office:value-type="float" office:value="10.5352399359999" calcext:value-type="float">
            <text:p>10.5352399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4718896666172E+018" calcext:value-type="float">
            <text:p>1447188966661720000</text:p>
          </table:table-cell>
          <table:table-cell table:formula="of:=([.B81]-[.B$1])/1000000000" office:value-type="float" office:value="844.95977984" calcext:value-type="float">
            <text:p>844.95977984</text:p>
          </table:table-cell>
          <table:table-cell table:formula="of:=[.C81]-[.C80]" office:value-type="float" office:value="10.525419776" calcext:value-type="float">
            <text:p>10.5254197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4718897720088E+018" calcext:value-type="float">
            <text:p>1447188977200880000</text:p>
          </table:table-cell>
          <table:table-cell table:formula="of:=([.B82]-[.B$1])/1000000000" office:value-type="float" office:value="855.498939904" calcext:value-type="float">
            <text:p>855.498939904</text:p>
          </table:table-cell>
          <table:table-cell table:formula="of:=[.C82]-[.C81]" office:value-type="float" office:value="10.539160064" calcext:value-type="float">
            <text:p>10.53916006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4718898772281E+018" calcext:value-type="float">
            <text:p>1447188987722810000</text:p>
          </table:table-cell>
          <table:table-cell table:formula="of:=([.B83]-[.B$1])/1000000000" office:value-type="float" office:value="866.020869888" calcext:value-type="float">
            <text:p>866.020869888</text:p>
          </table:table-cell>
          <table:table-cell table:formula="of:=[.C83]-[.C82]" office:value-type="float" office:value="10.5219299839999" calcext:value-type="float">
            <text:p>10.5219299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4718899826E+018" calcext:value-type="float">
            <text:p>1447188998260000000</text:p>
          </table:table-cell>
          <table:table-cell table:formula="of:=([.B84]-[.B$1])/1000000000" office:value-type="float" office:value="876.558060032" calcext:value-type="float">
            <text:p>876.558060032</text:p>
          </table:table-cell>
          <table:table-cell table:formula="of:=[.C84]-[.C83]" office:value-type="float" office:value="10.537190144" calcext:value-type="float">
            <text:p>10.5371901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4718900891288E+018" calcext:value-type="float">
            <text:p>1447189008912880000</text:p>
          </table:table-cell>
          <table:table-cell table:formula="of:=([.B85]-[.B$1])/1000000000" office:value-type="float" office:value="887.21094016" calcext:value-type="float">
            <text:p>887.21094016</text:p>
          </table:table-cell>
          <table:table-cell table:formula="of:=[.C85]-[.C84]" office:value-type="float" office:value="10.652880128" calcext:value-type="float">
            <text:p>10.6528801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4718901944988E+018" calcext:value-type="float">
            <text:p>1447189019449880000</text:p>
          </table:table-cell>
          <table:table-cell table:formula="of:=([.B86]-[.B$1])/1000000000" office:value-type="float" office:value="897.747940096" calcext:value-type="float">
            <text:p>897.747940096</text:p>
          </table:table-cell>
          <table:table-cell table:formula="of:=[.C86]-[.C85]" office:value-type="float" office:value="10.536999936" calcext:value-type="float">
            <text:p>10.5369999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4718902998622E+018" calcext:value-type="float">
            <text:p>1447189029986220000</text:p>
          </table:table-cell>
          <table:table-cell table:formula="of:=([.B87]-[.B$1])/1000000000" office:value-type="float" office:value="908.284280064" calcext:value-type="float">
            <text:p>908.284280064</text:p>
          </table:table-cell>
          <table:table-cell table:formula="of:=[.C87]-[.C86]" office:value-type="float" office:value="10.536339968" calcext:value-type="float">
            <text:p>10.53633996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4718904061668E+018" calcext:value-type="float">
            <text:p>1447189040616680000</text:p>
          </table:table-cell>
          <table:table-cell table:formula="of:=([.B88]-[.B$1])/1000000000" office:value-type="float" office:value="918.914740224" calcext:value-type="float">
            <text:p>918.914740224</text:p>
          </table:table-cell>
          <table:table-cell table:formula="of:=[.C88]-[.C87]" office:value-type="float" office:value="10.63046016" calcext:value-type="float">
            <text:p>10.630460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4718905115164E+018" calcext:value-type="float">
            <text:p>1447189051151640000</text:p>
          </table:table-cell>
          <table:table-cell table:formula="of:=([.B89]-[.B$1])/1000000000" office:value-type="float" office:value="929.449700096" calcext:value-type="float">
            <text:p>929.449700096</text:p>
          </table:table-cell>
          <table:table-cell table:formula="of:=[.C89]-[.C88]" office:value-type="float" office:value="10.5349598720001" calcext:value-type="float">
            <text:p>10.5349598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47189061683E+018" calcext:value-type="float">
            <text:p>1447189061683000000</text:p>
          </table:table-cell>
          <table:table-cell table:formula="of:=([.B90]-[.B$1])/1000000000" office:value-type="float" office:value="939.98105984" calcext:value-type="float">
            <text:p>939.98105984</text:p>
          </table:table-cell>
          <table:table-cell table:formula="of:=[.C90]-[.C89]" office:value-type="float" office:value="10.5313597439999" calcext:value-type="float">
            <text:p>10.5313597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4718907220773E+018" calcext:value-type="float">
            <text:p>1447189072207730000</text:p>
          </table:table-cell>
          <table:table-cell table:formula="of:=([.B91]-[.B$1])/1000000000" office:value-type="float" office:value="950.505790208" calcext:value-type="float">
            <text:p>950.505790208</text:p>
          </table:table-cell>
          <table:table-cell table:formula="of:=[.C91]-[.C90]" office:value-type="float" office:value="10.5247303680001" calcext:value-type="float">
            <text:p>10.5247303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4718908273772E+018" calcext:value-type="float">
            <text:p>1447189082737720000</text:p>
          </table:table-cell>
          <table:table-cell table:formula="of:=([.B92]-[.B$1])/1000000000" office:value-type="float" office:value="961.035780096" calcext:value-type="float">
            <text:p>961.035780096</text:p>
          </table:table-cell>
          <table:table-cell table:formula="of:=[.C92]-[.C91]" office:value-type="float" office:value="10.529989888" calcext:value-type="float">
            <text:p>10.52998988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471890933509E+018" calcext:value-type="float">
            <text:p>1447189093350900000</text:p>
          </table:table-cell>
          <table:table-cell table:formula="of:=([.B93]-[.B$1])/1000000000" office:value-type="float" office:value="971.64896" calcext:value-type="float">
            <text:p>971.64896</text:p>
          </table:table-cell>
          <table:table-cell table:formula="of:=[.C93]-[.C92]" office:value-type="float" office:value="10.6131799039999" calcext:value-type="float">
            <text:p>10.6131799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4718910389582E+018" calcext:value-type="float">
            <text:p>1447189103895820000</text:p>
          </table:table-cell>
          <table:table-cell table:formula="of:=([.B94]-[.B$1])/1000000000" office:value-type="float" office:value="982.193880064" calcext:value-type="float">
            <text:p>982.193880064</text:p>
          </table:table-cell>
          <table:table-cell table:formula="of:=[.C94]-[.C93]" office:value-type="float" office:value="10.5449200640001" calcext:value-type="float">
            <text:p>10.54492006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4718911442902E+018" calcext:value-type="float">
            <text:p>1447189114429020000</text:p>
          </table:table-cell>
          <table:table-cell table:formula="of:=([.B95]-[.B$1])/1000000000" office:value-type="float" office:value="992.727079936" calcext:value-type="float">
            <text:p>992.727079936</text:p>
          </table:table-cell>
          <table:table-cell table:formula="of:=[.C95]-[.C94]" office:value-type="float" office:value="10.533199872" calcext:value-type="float">
            <text:p>10.53319987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4718912505233E+018" calcext:value-type="float">
            <text:p>1447189125052330000</text:p>
          </table:table-cell>
          <table:table-cell table:formula="of:=([.B96]-[.B$1])/1000000000" office:value-type="float" office:value="1003.350390016" calcext:value-type="float">
            <text:p>1003.350390016</text:p>
          </table:table-cell>
          <table:table-cell table:formula="of:=[.C96]-[.C95]" office:value-type="float" office:value="10.62331008" calcext:value-type="float">
            <text:p>10.623310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4718913558775E+018" calcext:value-type="float">
            <text:p>1447189135587750000</text:p>
          </table:table-cell>
          <table:table-cell table:formula="of:=([.B97]-[.B$1])/1000000000" office:value-type="float" office:value="1013.88580992" calcext:value-type="float">
            <text:p>1013.88580992</text:p>
          </table:table-cell>
          <table:table-cell table:formula="of:=[.C97]-[.C96]" office:value-type="float" office:value="10.535419904" calcext:value-type="float">
            <text:p>10.5354199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4718914612248E+018" calcext:value-type="float">
            <text:p>1447189146122480000</text:p>
          </table:table-cell>
          <table:table-cell table:formula="of:=([.B98]-[.B$1])/1000000000" office:value-type="float" office:value="1024.420539904" calcext:value-type="float">
            <text:p>1024.420539904</text:p>
          </table:table-cell>
          <table:table-cell table:formula="of:=[.C98]-[.C97]" office:value-type="float" office:value="10.5347299839999" calcext:value-type="float">
            <text:p>10.53472998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4718915676147E+018" calcext:value-type="float">
            <text:p>1447189156761470000</text:p>
          </table:table-cell>
          <table:table-cell table:formula="of:=([.B99]-[.B$1])/1000000000" office:value-type="float" office:value="1035.059529984" calcext:value-type="float">
            <text:p>1035.059529984</text:p>
          </table:table-cell>
          <table:table-cell table:formula="of:=[.C99]-[.C98]" office:value-type="float" office:value="10.63899008" calcext:value-type="float">
            <text:p>10.638990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4718916730699E+018" calcext:value-type="float">
            <text:p>1447189167306990000</text:p>
          </table:table-cell>
          <table:table-cell table:formula="of:=([.B100]-[.B$1])/1000000000" office:value-type="float" office:value="1045.605049856" calcext:value-type="float">
            <text:p>1045.605049856</text:p>
          </table:table-cell>
          <table:table-cell table:formula="of:=[.C100]-[.C99]" office:value-type="float" office:value="10.5455198720001" calcext:value-type="float">
            <text:p>10.5455198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4718917782967E+018" calcext:value-type="float">
            <text:p>1447189177829670000</text:p>
          </table:table-cell>
          <table:table-cell table:formula="of:=([.B101]-[.B$1])/1000000000" office:value-type="float" office:value="1056.12772992" calcext:value-type="float">
            <text:p>1056.12772992</text:p>
          </table:table-cell>
          <table:table-cell table:formula="of:=[.C101]-[.C100]" office:value-type="float" office:value="10.522680064" calcext:value-type="float">
            <text:p>10.52268006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4718918836989E+018" calcext:value-type="float">
            <text:p>1447189188369890000</text:p>
          </table:table-cell>
          <table:table-cell table:formula="of:=([.B102]-[.B$1])/1000000000" office:value-type="float" office:value="1066.66795008" calcext:value-type="float">
            <text:p>1066.66795008</text:p>
          </table:table-cell>
          <table:table-cell table:formula="of:=[.C102]-[.C101]" office:value-type="float" office:value="10.54022016" calcext:value-type="float">
            <text:p>10.540220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4718919890301E+018" calcext:value-type="float">
            <text:p>1447189198903010000</text:p>
          </table:table-cell>
          <table:table-cell table:formula="of:=([.B103]-[.B$1])/1000000000" office:value-type="float" office:value="1077.201069824" calcext:value-type="float">
            <text:p>1077.201069824</text:p>
          </table:table-cell>
          <table:table-cell table:formula="of:=[.C103]-[.C102]" office:value-type="float" office:value="10.5331197439998" calcext:value-type="float">
            <text:p>10.5331197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4718920943651E+018" calcext:value-type="float">
            <text:p>1447189209436510000</text:p>
          </table:table-cell>
          <table:table-cell table:formula="of:=([.B104]-[.B$1])/1000000000" office:value-type="float" office:value="1087.734569984" calcext:value-type="float">
            <text:p>1087.734569984</text:p>
          </table:table-cell>
          <table:table-cell table:formula="of:=[.C104]-[.C103]" office:value-type="float" office:value="10.5335001600001" calcext:value-type="float">
            <text:p>10.533500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4718922008019E+018" calcext:value-type="float">
            <text:p>1447189220080190000</text:p>
          </table:table-cell>
          <table:table-cell table:formula="of:=([.B105]-[.B$1])/1000000000" office:value-type="float" office:value="1098.378249984" calcext:value-type="float">
            <text:p>1098.378249984</text:p>
          </table:table-cell>
          <table:table-cell table:formula="of:=[.C105]-[.C104]" office:value-type="float" office:value="10.6436799999999" calcext:value-type="float">
            <text:p>10.643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4718923061309E+018" calcext:value-type="float">
            <text:p>1447189230613090000</text:p>
          </table:table-cell>
          <table:table-cell table:formula="of:=([.B106]-[.B$1])/1000000000" office:value-type="float" office:value="1108.91115008" calcext:value-type="float">
            <text:p>1108.91115008</text:p>
          </table:table-cell>
          <table:table-cell table:formula="of:=[.C106]-[.C105]" office:value-type="float" office:value="10.532900096" calcext:value-type="float">
            <text:p>10.53290009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4718924114612E+018" calcext:value-type="float">
            <text:p>1447189241146120000</text:p>
          </table:table-cell>
          <table:table-cell table:formula="of:=([.B107]-[.B$1])/1000000000" office:value-type="float" office:value="1119.444179968" calcext:value-type="float">
            <text:p>1119.444179968</text:p>
          </table:table-cell>
          <table:table-cell table:formula="of:=[.C107]-[.C106]" office:value-type="float" office:value="10.5330298880001" calcext:value-type="float">
            <text:p>10.53302988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4718925176232E+018" calcext:value-type="float">
            <text:p>1447189251762320000</text:p>
          </table:table-cell>
          <table:table-cell table:formula="of:=([.B108]-[.B$1])/1000000000" office:value-type="float" office:value="1130.060379904" calcext:value-type="float">
            <text:p>1130.060379904</text:p>
          </table:table-cell>
          <table:table-cell table:formula="of:=[.C108]-[.C107]" office:value-type="float" office:value="10.6161999359999" calcext:value-type="float">
            <text:p>10.61619993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4718926230056E+018" calcext:value-type="float">
            <text:p>1447189262300560000</text:p>
          </table:table-cell>
          <table:table-cell table:formula="of:=([.B109]-[.B$1])/1000000000" office:value-type="float" office:value="1140.598619904" calcext:value-type="float">
            <text:p>1140.598619904</text:p>
          </table:table-cell>
          <table:table-cell table:formula="of:=[.C109]-[.C108]" office:value-type="float" office:value="10.5382400000001" calcext:value-type="float">
            <text:p>10.538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4718927282953E+018" calcext:value-type="float">
            <text:p>1447189272829530000</text:p>
          </table:table-cell>
          <table:table-cell table:formula="of:=([.B110]-[.B$1])/1000000000" office:value-type="float" office:value="1151.127589888" calcext:value-type="float">
            <text:p>1151.127589888</text:p>
          </table:table-cell>
          <table:table-cell table:formula="of:=[.C110]-[.C109]" office:value-type="float" office:value="10.528969984" calcext:value-type="float">
            <text:p>10.52896998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4718928336602E+018" calcext:value-type="float">
            <text:p>1447189283366020000</text:p>
          </table:table-cell>
          <table:table-cell table:formula="of:=([.B111]-[.B$1])/1000000000" office:value-type="float" office:value="1161.664080128" calcext:value-type="float">
            <text:p>1161.664080128</text:p>
          </table:table-cell>
          <table:table-cell table:formula="of:=[.C111]-[.C110]" office:value-type="float" office:value="10.5364902399999" calcext:value-type="float">
            <text:p>10.536490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4718929393238E+018" calcext:value-type="float">
            <text:p>1447189293932380000</text:p>
          </table:table-cell>
          <table:table-cell table:formula="of:=([.B112]-[.B$1])/1000000000" office:value-type="float" office:value="1172.230440192" calcext:value-type="float">
            <text:p>1172.230440192</text:p>
          </table:table-cell>
          <table:table-cell table:formula="of:=[.C112]-[.C111]" office:value-type="float" office:value="10.566360064" calcext:value-type="float">
            <text:p>10.566360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2:59:38.926540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3:05:39.698408155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4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6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6.123cm" svg:y="0.338cm" chart:style-name="ch2">
          <text:p>TLC Inter-Execution Time</text:p>
        </chart:title>
        <chart:subtitle svg:x="8.268cm" svg:y="1.37cm" chart:style-name="ch3">
          <text:p>Attack</text:p>
        </chart:subtitle>
        <chart:plot-area chart:style-name="ch4" table:cell-range-address="Sheet1.C1:Sheet1.D112" svg:x="1.349cm" svg:y="2.27cm" svg:width="16.077cm" svg:height="6.724cm">
          <chartooo:coordinate-region svg:x="1.998cm" svg:y="2.481cm" svg:width="15.128cm" svg:height="5.843cm"/>
          <chart:axis chart:dimension="x" chart:name="primary-x" chart:style-name="ch5">
            <chart:title svg:x="8.755cm" svg:y="9.198cm" chart:style-name="ch6">
              <text:p>Time (s)</text:p>
            </chart:title>
          </chart:axis>
          <chart:axis chart:dimension="y" chart:name="primary-y" chart:style-name="ch7">
            <chart:title svg:x="0.451cm" svg:y="7.313cm" chart:style-name="ch8">
              <text:p>Inter-execution time (s)</text:p>
            </chart:title>
            <chart:grid chart:style-name="ch9" chart:class="major"/>
          </chart:axis>
          <chart:series chart:style-name="ch10" chart:values-cell-range-address="Sheet1.D1:Sheet1.D112" chart:class="chart:scatter">
            <chart:domain table:cell-range-address="Sheet1.C1:Sheet1.C112"/>
            <chart:data-point chart:repeated="1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112</svg:desc>
                </draw:g>
              </table:table-cell>
              <table:table-cell office:value-type="float" office:value="0">
                <text:p>0</text:p>
                <draw:g>
                  <svg:desc>Sheet1.D1:Sheet1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19500032">
                <text:p>10.519500032</text:p>
              </table:table-cell>
              <table:table-cell office:value-type="float" office:value="10.519500032">
                <text:p>10.51950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157260032">
                <text:p>21.157260032</text:p>
              </table:table-cell>
              <table:table-cell office:value-type="float" office:value="10.63776">
                <text:p>10.63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90220032">
                <text:p>31.690220032</text:p>
              </table:table-cell>
              <table:table-cell office:value-type="float" office:value="10.53296">
                <text:p>10.53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230029824">
                <text:p>42.230029824</text:p>
              </table:table-cell>
              <table:table-cell office:value-type="float" office:value="10.539809792">
                <text:p>10.53980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760140032">
                <text:p>52.760140032</text:p>
              </table:table-cell>
              <table:table-cell office:value-type="float" office:value="10.530110208">
                <text:p>10.530110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277680128">
                <text:p>63.277680128</text:p>
              </table:table-cell>
              <table:table-cell office:value-type="float" office:value="10.517540096">
                <text:p>10.517540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90603008">
                <text:p>73.90603008</text:p>
              </table:table-cell>
              <table:table-cell office:value-type="float" office:value="10.628349952">
                <text:p>10.628349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440130048">
                <text:p>84.440130048</text:p>
              </table:table-cell>
              <table:table-cell office:value-type="float" office:value="10.534099968">
                <text:p>10.534099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973270016">
                <text:p>94.973270016</text:p>
              </table:table-cell>
              <table:table-cell office:value-type="float" office:value="10.533139968">
                <text:p>10.53313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.624760064">
                <text:p>105.624760064</text:p>
              </table:table-cell>
              <table:table-cell office:value-type="float" office:value="10.651490048">
                <text:p>10.651490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.16928">
                <text:p>116.16928</text:p>
              </table:table-cell>
              <table:table-cell office:value-type="float" office:value="10.544519936">
                <text:p>10.544519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.703030016">
                <text:p>126.703030016</text:p>
              </table:table-cell>
              <table:table-cell office:value-type="float" office:value="10.533750016">
                <text:p>10.533750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.345609984">
                <text:p>137.345609984</text:p>
              </table:table-cell>
              <table:table-cell office:value-type="float" office:value="10.642579968">
                <text:p>10.642579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.877339904">
                <text:p>147.877339904</text:p>
              </table:table-cell>
              <table:table-cell office:value-type="float" office:value="10.53172992">
                <text:p>10.53172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.406909952">
                <text:p>158.406909952</text:p>
              </table:table-cell>
              <table:table-cell office:value-type="float" office:value="10.529570048">
                <text:p>10.529570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.969949952">
                <text:p>168.969949952</text:p>
              </table:table-cell>
              <table:table-cell office:value-type="float" office:value="10.56304">
                <text:p>10.5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.503379968">
                <text:p>179.503379968</text:p>
              </table:table-cell>
              <table:table-cell office:value-type="float" office:value="10.533430016">
                <text:p>10.533430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.051170048">
                <text:p>190.051170048</text:p>
              </table:table-cell>
              <table:table-cell office:value-type="float" office:value="10.54779008">
                <text:p>10.5477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.694899968">
                <text:p>200.694899968</text:p>
              </table:table-cell>
              <table:table-cell office:value-type="float" office:value="10.64372992">
                <text:p>10.64372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.234210048">
                <text:p>211.234210048</text:p>
              </table:table-cell>
              <table:table-cell office:value-type="float" office:value="10.53931008">
                <text:p>10.53931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.888560128">
                <text:p>221.888560128</text:p>
              </table:table-cell>
              <table:table-cell office:value-type="float" office:value="10.65435008">
                <text:p>10.65435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.427450112">
                <text:p>232.427450112</text:p>
              </table:table-cell>
              <table:table-cell office:value-type="float" office:value="10.538889984">
                <text:p>10.538889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2.944969984">
                <text:p>242.944969984</text:p>
              </table:table-cell>
              <table:table-cell office:value-type="float" office:value="10.517519872">
                <text:p>10.517519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.483090176">
                <text:p>253.483090176</text:p>
              </table:table-cell>
              <table:table-cell office:value-type="float" office:value="10.538120192">
                <text:p>10.538120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.011440128">
                <text:p>264.011440128</text:p>
              </table:table-cell>
              <table:table-cell office:value-type="float" office:value="10.528349952">
                <text:p>10.528349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4.558660096">
                <text:p>274.558660096</text:p>
              </table:table-cell>
              <table:table-cell office:value-type="float" office:value="10.547219968">
                <text:p>10.547219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.190749952">
                <text:p>285.190749952</text:p>
              </table:table-cell>
              <table:table-cell office:value-type="float" office:value="10.632089856">
                <text:p>10.632089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5.725080064">
                <text:p>295.725080064</text:p>
              </table:table-cell>
              <table:table-cell office:value-type="float" office:value="10.534330112">
                <text:p>10.534330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.25974016">
                <text:p>306.25974016</text:p>
              </table:table-cell>
              <table:table-cell office:value-type="float" office:value="10.534660096">
                <text:p>10.53466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6.916350208">
                <text:p>316.916350208</text:p>
              </table:table-cell>
              <table:table-cell office:value-type="float" office:value="10.656610048">
                <text:p>10.656610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.452450048">
                <text:p>327.452450048</text:p>
              </table:table-cell>
              <table:table-cell office:value-type="float" office:value="10.53609984">
                <text:p>10.53609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7.979510016">
                <text:p>337.979510016</text:p>
              </table:table-cell>
              <table:table-cell office:value-type="float" office:value="10.527059968">
                <text:p>10.527059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8.518159872">
                <text:p>348.518159872</text:p>
              </table:table-cell>
              <table:table-cell office:value-type="float" office:value="10.538649856">
                <text:p>10.538649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.062690048">
                <text:p>359.062690048</text:p>
              </table:table-cell>
              <table:table-cell office:value-type="float" office:value="10.544530176">
                <text:p>10.544530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.598200064">
                <text:p>369.598200064</text:p>
              </table:table-cell>
              <table:table-cell office:value-type="float" office:value="10.535510016">
                <text:p>10.535510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.254070016">
                <text:p>380.254070016</text:p>
              </table:table-cell>
              <table:table-cell office:value-type="float" office:value="10.655869952">
                <text:p>10.655869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.790500096">
                <text:p>390.790500096</text:p>
              </table:table-cell>
              <table:table-cell office:value-type="float" office:value="10.53643008">
                <text:p>10.53643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1.407170048">
                <text:p>401.407170048</text:p>
              </table:table-cell>
              <table:table-cell office:value-type="float" office:value="10.616669952">
                <text:p>10.616669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1.976250112">
                <text:p>411.976250112</text:p>
              </table:table-cell>
              <table:table-cell office:value-type="float" office:value="10.569080064">
                <text:p>10.569080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2.51408">
                <text:p>422.51408</text:p>
              </table:table-cell>
              <table:table-cell office:value-type="float" office:value="10.537829888">
                <text:p>10.537829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3.163880192">
                <text:p>433.163880192</text:p>
              </table:table-cell>
              <table:table-cell office:value-type="float" office:value="10.649800192">
                <text:p>10.649800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.680410112">
                <text:p>443.680410112</text:p>
              </table:table-cell>
              <table:table-cell office:value-type="float" office:value="10.51652992">
                <text:p>10.51652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4.20432">
                <text:p>454.20432</text:p>
              </table:table-cell>
              <table:table-cell office:value-type="float" office:value="10.523909888">
                <text:p>10.5239098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4.745860096">
                <text:p>464.745860096</text:p>
              </table:table-cell>
              <table:table-cell office:value-type="float" office:value="10.541540096">
                <text:p>10.541540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5.282930176">
                <text:p>475.282930176</text:p>
              </table:table-cell>
              <table:table-cell office:value-type="float" office:value="10.53707008">
                <text:p>10.53707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5.81222016">
                <text:p>485.81222016</text:p>
              </table:table-cell>
              <table:table-cell office:value-type="float" office:value="10.529289984">
                <text:p>10.529289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6.448780032">
                <text:p>496.448780032</text:p>
              </table:table-cell>
              <table:table-cell office:value-type="float" office:value="10.636559872">
                <text:p>10.636559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6.985049856">
                <text:p>506.985049856</text:p>
              </table:table-cell>
              <table:table-cell office:value-type="float" office:value="10.536269824">
                <text:p>10.536269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7.521830144">
                <text:p>517.521830144</text:p>
              </table:table-cell>
              <table:table-cell office:value-type="float" office:value="10.536780288">
                <text:p>10.536780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8.14966016">
                <text:p>528.14966016</text:p>
              </table:table-cell>
              <table:table-cell office:value-type="float" office:value="10.6278300160001">
                <text:p>10.627830016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8.675059968">
                <text:p>538.675059968</text:p>
              </table:table-cell>
              <table:table-cell office:value-type="float" office:value="10.525399808">
                <text:p>10.525399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9.196420096">
                <text:p>549.196420096</text:p>
              </table:table-cell>
              <table:table-cell office:value-type="float" office:value="10.521360128">
                <text:p>10.521360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9.741240064">
                <text:p>559.741240064</text:p>
              </table:table-cell>
              <table:table-cell office:value-type="float" office:value="10.544819968">
                <text:p>10.544819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0.278210048">
                <text:p>570.278210048</text:p>
              </table:table-cell>
              <table:table-cell office:value-type="float" office:value="10.5369699840001">
                <text:p>10.536969984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0.814599936">
                <text:p>580.814599936</text:p>
              </table:table-cell>
              <table:table-cell office:value-type="float" office:value="10.536389888">
                <text:p>10.536389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1.474099968">
                <text:p>591.474099968</text:p>
              </table:table-cell>
              <table:table-cell office:value-type="float" office:value="10.659500032">
                <text:p>10.659500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2.011460096">
                <text:p>602.011460096</text:p>
              </table:table-cell>
              <table:table-cell office:value-type="float" office:value="10.5373601279999">
                <text:p>10.537360127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2.652780032">
                <text:p>612.652780032</text:p>
              </table:table-cell>
              <table:table-cell office:value-type="float" office:value="10.6413199360001">
                <text:p>10.641319936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3.188509952">
                <text:p>623.188509952</text:p>
              </table:table-cell>
              <table:table-cell office:value-type="float" office:value="10.53572992">
                <text:p>10.53572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3.724670208">
                <text:p>633.724670208</text:p>
              </table:table-cell>
              <table:table-cell office:value-type="float" office:value="10.536160256">
                <text:p>10.536160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4.256410112">
                <text:p>644.256410112</text:p>
              </table:table-cell>
              <table:table-cell office:value-type="float" office:value="10.531739904">
                <text:p>10.531739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4.782070272">
                <text:p>654.782070272</text:p>
              </table:table-cell>
              <table:table-cell office:value-type="float" office:value="10.52566016">
                <text:p>10.52566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5.311419904">
                <text:p>665.311419904</text:p>
              </table:table-cell>
              <table:table-cell office:value-type="float" office:value="10.5293496319999">
                <text:p>10.529349631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5.952599808">
                <text:p>675.952599808</text:p>
              </table:table-cell>
              <table:table-cell office:value-type="float" office:value="10.641179904">
                <text:p>10.641179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6.48580992">
                <text:p>686.48580992</text:p>
              </table:table-cell>
              <table:table-cell office:value-type="float" office:value="10.533210112">
                <text:p>10.533210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7.01883008">
                <text:p>697.01883008</text:p>
              </table:table-cell>
              <table:table-cell office:value-type="float" office:value="10.5330201600001">
                <text:p>10.53302016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7.68267008">
                <text:p>707.68267008</text:p>
              </table:table-cell>
              <table:table-cell office:value-type="float" office:value="10.6638399999999">
                <text:p>10.66383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8.216290048">
                <text:p>718.216290048</text:p>
              </table:table-cell>
              <table:table-cell office:value-type="float" office:value="10.533619968">
                <text:p>10.533619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8.749410048">
                <text:p>728.749410048</text:p>
              </table:table-cell>
              <table:table-cell office:value-type="float" office:value="10.5331199999999">
                <text:p>10.53311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9.401149952">
                <text:p>739.401149952</text:p>
              </table:table-cell>
              <table:table-cell office:value-type="float" office:value="10.651739904">
                <text:p>10.651739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9.925159936">
                <text:p>749.925159936</text:p>
              </table:table-cell>
              <table:table-cell office:value-type="float" office:value="10.524009984">
                <text:p>10.524009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0.455910144">
                <text:p>760.455910144</text:p>
              </table:table-cell>
              <table:table-cell office:value-type="float" office:value="10.530750208">
                <text:p>10.530750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1.006249984">
                <text:p>771.006249984</text:p>
              </table:table-cell>
              <table:table-cell office:value-type="float" office:value="10.55033984">
                <text:p>10.55033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1.54443008">
                <text:p>781.54443008</text:p>
              </table:table-cell>
              <table:table-cell office:value-type="float" office:value="10.538180096">
                <text:p>10.538180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2.180500224">
                <text:p>792.180500224</text:p>
              </table:table-cell>
              <table:table-cell office:value-type="float" office:value="10.636070144">
                <text:p>10.636070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2.714779904">
                <text:p>802.714779904</text:p>
              </table:table-cell>
              <table:table-cell office:value-type="float" office:value="10.5342796800001">
                <text:p>10.53427968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3.248989952">
                <text:p>813.248989952</text:p>
              </table:table-cell>
              <table:table-cell office:value-type="float" office:value="10.534210048">
                <text:p>10.534210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3.899120128">
                <text:p>823.899120128</text:p>
              </table:table-cell>
              <table:table-cell office:value-type="float" office:value="10.6501301760001">
                <text:p>10.650130176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4.434360064">
                <text:p>834.434360064</text:p>
              </table:table-cell>
              <table:table-cell office:value-type="float" office:value="10.5352399359999">
                <text:p>10.535239935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4.95977984">
                <text:p>844.95977984</text:p>
              </table:table-cell>
              <table:table-cell office:value-type="float" office:value="10.525419776">
                <text:p>10.5254197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.498939904">
                <text:p>855.498939904</text:p>
              </table:table-cell>
              <table:table-cell office:value-type="float" office:value="10.539160064">
                <text:p>10.539160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6.020869888">
                <text:p>866.020869888</text:p>
              </table:table-cell>
              <table:table-cell office:value-type="float" office:value="10.5219299839999">
                <text:p>10.521929983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6.558060032">
                <text:p>876.558060032</text:p>
              </table:table-cell>
              <table:table-cell office:value-type="float" office:value="10.537190144">
                <text:p>10.537190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7.21094016">
                <text:p>887.21094016</text:p>
              </table:table-cell>
              <table:table-cell office:value-type="float" office:value="10.652880128">
                <text:p>10.652880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7.747940096">
                <text:p>897.747940096</text:p>
              </table:table-cell>
              <table:table-cell office:value-type="float" office:value="10.536999936">
                <text:p>10.536999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8.284280064">
                <text:p>908.284280064</text:p>
              </table:table-cell>
              <table:table-cell office:value-type="float" office:value="10.536339968">
                <text:p>10.536339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8.914740224">
                <text:p>918.914740224</text:p>
              </table:table-cell>
              <table:table-cell office:value-type="float" office:value="10.63046016">
                <text:p>10.630460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9.449700096">
                <text:p>929.449700096</text:p>
              </table:table-cell>
              <table:table-cell office:value-type="float" office:value="10.5349598720001">
                <text:p>10.534959872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9.98105984">
                <text:p>939.98105984</text:p>
              </table:table-cell>
              <table:table-cell office:value-type="float" office:value="10.5313597439999">
                <text:p>10.531359743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0.505790208">
                <text:p>950.505790208</text:p>
              </table:table-cell>
              <table:table-cell office:value-type="float" office:value="10.5247303680001">
                <text:p>10.524730368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1.035780096">
                <text:p>961.035780096</text:p>
              </table:table-cell>
              <table:table-cell office:value-type="float" office:value="10.529989888">
                <text:p>10.529989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1.64896">
                <text:p>971.64896</text:p>
              </table:table-cell>
              <table:table-cell office:value-type="float" office:value="10.6131799039999">
                <text:p>10.613179903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2.193880064">
                <text:p>982.193880064</text:p>
              </table:table-cell>
              <table:table-cell office:value-type="float" office:value="10.5449200640001">
                <text:p>10.544920064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2.727079936">
                <text:p>992.727079936</text:p>
              </table:table-cell>
              <table:table-cell office:value-type="float" office:value="10.533199872">
                <text:p>10.533199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3.350390016">
                <text:p>1003.350390016</text:p>
              </table:table-cell>
              <table:table-cell office:value-type="float" office:value="10.62331008">
                <text:p>10.62331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3.88580992">
                <text:p>1013.88580992</text:p>
              </table:table-cell>
              <table:table-cell office:value-type="float" office:value="10.535419904">
                <text:p>10.535419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4.420539904">
                <text:p>1024.420539904</text:p>
              </table:table-cell>
              <table:table-cell office:value-type="float" office:value="10.5347299839999">
                <text:p>10.534729983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5.059529984">
                <text:p>1035.059529984</text:p>
              </table:table-cell>
              <table:table-cell office:value-type="float" office:value="10.63899008">
                <text:p>10.63899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5.605049856">
                <text:p>1045.605049856</text:p>
              </table:table-cell>
              <table:table-cell office:value-type="float" office:value="10.5455198720001">
                <text:p>10.545519872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6.12772992">
                <text:p>1056.12772992</text:p>
              </table:table-cell>
              <table:table-cell office:value-type="float" office:value="10.522680064">
                <text:p>10.522680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6.66795008">
                <text:p>1066.66795008</text:p>
              </table:table-cell>
              <table:table-cell office:value-type="float" office:value="10.54022016">
                <text:p>10.54022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7.201069824">
                <text:p>1077.201069824</text:p>
              </table:table-cell>
              <table:table-cell office:value-type="float" office:value="10.5331197439998">
                <text:p>10.533119743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7.734569984">
                <text:p>1087.734569984</text:p>
              </table:table-cell>
              <table:table-cell office:value-type="float" office:value="10.5335001600001">
                <text:p>10.53350016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8.378249984">
                <text:p>1098.378249984</text:p>
              </table:table-cell>
              <table:table-cell office:value-type="float" office:value="10.6436799999999">
                <text:p>10.64367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8.91115008">
                <text:p>1108.91115008</text:p>
              </table:table-cell>
              <table:table-cell office:value-type="float" office:value="10.532900096">
                <text:p>10.5329000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9.444179968">
                <text:p>1119.444179968</text:p>
              </table:table-cell>
              <table:table-cell office:value-type="float" office:value="10.5330298880001">
                <text:p>10.533029888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0.060379904">
                <text:p>1130.060379904</text:p>
              </table:table-cell>
              <table:table-cell office:value-type="float" office:value="10.6161999359999">
                <text:p>10.6161999359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0.598619904">
                <text:p>1140.598619904</text:p>
              </table:table-cell>
              <table:table-cell office:value-type="float" office:value="10.5382400000001">
                <text:p>10.53824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1.127589888">
                <text:p>1151.127589888</text:p>
              </table:table-cell>
              <table:table-cell office:value-type="float" office:value="10.528969984">
                <text:p>10.528969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1.664080128">
                <text:p>1161.664080128</text:p>
              </table:table-cell>
              <table:table-cell office:value-type="float" office:value="10.5364902399999">
                <text:p>10.53649023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2.230440192">
                <text:p>1172.230440192</text:p>
              </table:table-cell>
              <table:table-cell office:value-type="float" office:value="10.566360064">
                <text:p>10.566360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